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start="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344cm"/>
    </style:style>
    <style:style style:name="gr6" style:family="graphic" style:parent-style-name="standard">
      <style:graphic-properties draw:stroke="dash" draw:stroke-dash="Fine_20_Dashed" draw:fill-color="#ffffff" draw:textarea-horizontal-align="center" draw:textarea-vertical-align="middle"/>
    </style:style>
    <style:style style:name="gr7" style:family="graphic" style:parent-style-name="standard">
      <style:graphic-properties draw:stroke="dash" draw:stroke-dash="Fine_20_Dashed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fill-color="#ffffff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" style:family="text">
      <style:text-properties fo:font-size="14pt" fo:font-weight="normal" style:font-size-asian="18pt" style:font-weight-asian="normal" style:font-size-complex="18pt" style:font-weight-complex="normal"/>
    </style:style>
    <style:style style:name="T4" style:family="text">
      <style:text-properties fo:font-size="14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4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4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0">
        <draw:rect draw:style-name="gr1" draw:text-style-name="P2" draw:layer="layout" svg:width="2.5cm" svg:height="2.5cm" svg:x="2.5cm" svg:y="1.5cm">
          <text:p text:style-name="P1"><text:span text:style-name="T1"/></text:p>
          <text:p text:style-name="P1"><text:span text:style-name="T1">ALBUM</text:span></text:p>
          <text:p text:style-name="P1"><text:span text:style-name="T2">aid</text:span></text:p>
          <text:p text:style-name="P1"><text:span text:style-name="T3">folder</text:span></text:p>
          <text:p text:style-name="P1"><text:span text:style-name="T3">s</text:span></text:p>
          <text:p text:style-name="P1"><text:span text:style-name="T3"/></text:p>
        </draw:rect>
        <draw:rect draw:style-name="gr1" draw:text-style-name="P2" draw:layer="layout" svg:width="2cm" svg:height="3.5cm" svg:x="19cm" svg:y="2cm">
          <text:p text:style-name="P1"><text:span text:style-name="T1">PRI</text:span></text:p>
          <text:p text:style-name="P1"><text:span text:style-name="T4">pid</text:span></text:p>
          <text:p text:style-name="P1"><text:span text:style-name="T5">pri</text:span></text:p>
          <text:p text:style-name="P1"><text:span text:style-name="T6">origin</text:span></text:p>
          <text:p text:style-name="P1"><text:span text:style-name="T6">disp</text:span></text:p>
        </draw:rect>
        <draw:rect draw:style-name="gr1" draw:text-style-name="P2" draw:layer="layout" svg:width="3cm" svg:height="2.5cm" svg:x="7.5cm" svg:y="2.5cm">
          <text:p text:style-name="P1"><text:span text:style-name="T1">INALBUM</text:span></text:p>
          <text:p text:style-name="P1"><text:span text:style-name="T5">aid</text:span></text:p>
          <text:p text:style-name="P1"><text:span text:style-name="T5">sid</text:span></text:p>
        </draw:rect>
        <draw:rect draw:style-name="gr1" draw:text-style-name="P2" draw:layer="layout" svg:width="2.5cm" svg:height="6cm" svg:x="2cm" svg:y="5.5cm">
          <text:p text:style-name="P1"><text:span text:style-name="T1">PHOTO</text:span></text:p>
          <text:p text:style-name="P1"><text:span text:style-name="T4">aid</text:span></text:p>
          <text:p text:style-name="P1"><text:span text:style-name="T2">n</text:span></text:p>
          <text:p text:style-name="P1"><text:span text:style-name="T7">x</text:span></text:p>
          <text:p text:style-name="P1"><text:span text:style-name="T7">file</text:span></text:p>
          <text:p text:style-name="P1"><text:span text:style-name="T7">moment</text:span></text:p>
          <text:p text:style-name="P1"><text:span text:style-name="T3">hwidth</text:span></text:p>
          <text:p text:style-name="P1"><text:span text:style-name="T3">hheight</text:span></text:p>
          <text:p text:style-name="P1"><text:span text:style-name="T3">lwidth</text:span></text:p>
          <text:p text:style-name="P1"><text:span text:style-name="T3">lheight</text:span></text:p>
        </draw:rect>
        <draw:rect draw:style-name="gr1" draw:text-style-name="P2" draw:layer="layout" svg:width="2.5cm" svg:height="4.5cm" svg:x="13.5cm" svg:y="4cm">
          <text:p text:style-name="P1"><text:span text:style-name="T1">SEC</text:span></text:p>
          <text:p text:style-name="P1"><text:span text:style-name="T4">sid</text:span></text:p>
          <text:p text:style-name="P1"><text:span text:style-name="T5">pid</text:span></text:p>
          <text:p text:style-name="P1"><text:span text:style-name="T5">sec_en</text:span></text:p>
          <text:p text:style-name="P1"><text:span text:style-name="T5">sort_en</text:span></text:p>
          <text:p text:style-name="P1"><text:span text:style-name="T5">sec_fi</text:span></text:p>
          <text:p text:style-name="P1"><text:span text:style-name="T6">sort_fi</text:span></text:p>
        </draw:rect>
        <draw:rect draw:style-name="gr1" draw:text-style-name="P2" draw:layer="layout" svg:width="2cm" svg:height="1.5cm" svg:x="26cm" svg:y="5.5cm">
          <text:p text:style-name="P1"><text:span text:style-name="T1">RUN</text:span></text:p>
          <text:p text:style-name="P1"><text:span text:style-name="T4">dt</text:span></text:p>
        </draw:rect>
        <draw:rect draw:style-name="gr1" draw:text-style-name="P2" draw:layer="layout" svg:width="2cm" svg:height="3.5cm" svg:x="26cm" svg:y="1.5cm">
          <text:p text:style-name="P1"><text:span text:style-name="T1">DNA</text:span></text:p>
          <text:p text:style-name="P1"><text:span text:style-name="T4">class</text:span></text:p>
          <text:p text:style-name="P1"><text:span text:style-name="T4">item</text:span></text:p>
          <text:p text:style-name="P1"><text:span text:style-name="T3">dna</text:span></text:p>
          <text:p text:style-name="P1"><text:span text:style-name="T3">dt</text:span></text:p>
        </draw:rect>
        <draw:line draw:style-name="gr2" draw:text-style-name="P3" draw:layer="layout" svg:x1="24.5cm" svg:y1="14.5cm" svg:x2="27cm" svg:y2="15.5cm">
          <text:p/>
        </draw:line>
        <draw:line draw:style-name="gr3" draw:text-style-name="P3" draw:layer="layout" svg:x1="9cm" svg:y1="12.5cm" svg:x2="4.5cm" svg:y2="4cm">
          <text:p/>
        </draw:line>
        <draw:frame draw:style-name="gr4" draw:text-style-name="P4" draw:layer="layout" svg:width="17.059cm" svg:height="0.882cm" svg:x="1.017cm" svg:y="19cm">
          <draw:text-box>
            <text:p><text:span text:style-name="T8">Catz master database (tables, views and their logical connections)</text:span></text:p>
          </draw:text-box>
        </draw:frame>
        <draw:frame draw:style-name="gr5" draw:text-style-name="P6" draw:layer="layout" svg:width="7.844cm" svg:height="0.882cm" svg:x="20.5cm" svg:y="19.037cm">
          <draw:text-box>
            <text:p text:style-name="P5"><text:span text:style-name="T8">(c) Heikki Siltala 2010-2011</text:span></text:p>
          </draw:text-box>
        </draw:frame>
        <draw:rect draw:style-name="gr1" draw:text-style-name="P2" draw:layer="layout" svg:width="4cm" svg:height="2.5cm" svg:x="17cm" svg:y="11.5cm">
          <text:p text:style-name="P1"><text:span text:style-name="T1">MBREEDER</text:span></text:p>
          <text:p text:style-name="P1"><text:span text:style-name="T4">breeder</text:span></text:p>
          <text:p text:style-name="P1"><text:span text:style-name="T3">nat</text:span></text:p>
        </draw:rect>
        <draw:rect draw:style-name="gr1" draw:text-style-name="P2" draw:layer="layout" svg:width="3cm" svg:height="3cm" svg:x="21.5cm" svg:y="11.5cm">
          <text:p text:style-name="P1"><text:span text:style-name="T1">MBREED</text:span></text:p>
          <text:p text:style-name="P1"><text:span text:style-name="T4">breed</text:span></text:p>
          <text:p text:style-name="P1"><text:span text:style-name="T3">cate</text:span></text:p>
          <text:p text:style-name="P1"><text:span text:style-name="T3">breed_en</text:span></text:p>
          <text:p text:style-name="P1"><text:span text:style-name="T3">breed_fi</text:span></text:p>
        </draw:rect>
        <draw:rect draw:style-name="gr1" draw:text-style-name="P2" draw:layer="layout" svg:width="2.5cm" svg:height="3cm" svg:x="23.5cm" svg:y="7.5cm">
          <text:p text:style-name="P1"><text:span text:style-name="T1">MTITLE</text:span></text:p>
          <text:p text:style-name="P1"><text:span text:style-name="T4">title</text:span></text:p>
          <text:p text:style-name="P1"><text:span text:style-name="T3">title_en</text:span></text:p>
          <text:p text:style-name="P1"><text:span text:style-name="T3">title_fi</text:span></text:p>
        </draw:rect>
        <draw:rect draw:style-name="gr1" draw:text-style-name="P2" draw:layer="layout" svg:width="2.5cm" svg:height="3.5cm" svg:x="22cm" svg:y="15cm">
          <text:p text:style-name="P1"><text:span text:style-name="T1">MNEWS</text:span></text:p>
          <text:p text:style-name="P1"><text:span text:style-name="T4">dt</text:span></text:p>
          <text:p text:style-name="P1"><text:span text:style-name="T3">title_en</text:span></text:p>
          <text:p text:style-name="P1"><text:span text:style-name="T3">text_en</text:span></text:p>
          <text:p text:style-name="P1"><text:span text:style-name="T3">title_fi</text:span></text:p>
          <text:p text:style-name="P1"><text:span text:style-name="T3">text_fi</text:span></text:p>
        </draw:rect>
        <draw:rect draw:style-name="gr1" draw:text-style-name="P2" draw:layer="layout" svg:width="2cm" svg:height="3cm" svg:x="9cm" svg:y="11cm">
          <text:p text:style-name="P1"><text:span text:style-name="T1">INPOS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3">p</text:span></text:p>
          <text:p text:style-name="P1"><text:span text:style-name="T3">sid</text:span></text:p>
        </draw:rect>
        <draw:rect draw:style-name="gr1" draw:text-style-name="P2" draw:layer="layout" svg:width="2.5cm" svg:height="4cm" svg:x="8cm" svg:y="6cm">
          <text:p text:style-name="P1"><text:span text:style-name="T1">INEXI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_meta</text:span></text:p>
          <text:p text:style-name="P1"><text:span text:style-name="T7">sid_data</text:span></text:p>
          <text:p text:style-name="P1"><text:span text:style-name="T7">sid_file</text:span></text:p>
        </draw:rect>
        <draw:line draw:style-name="gr3" draw:text-style-name="P3" draw:layer="layout" svg:x1="3cm" svg:y1="5.5cm" svg:x2="4cm" svg:y2="4cm">
          <text:p/>
        </draw:line>
        <draw:line draw:style-name="gr3" draw:text-style-name="P3" draw:layer="layout" svg:x1="8cm" svg:y1="8cm" svg:x2="5cm" svg:y2="4cm">
          <text:p/>
        </draw:line>
        <draw:line draw:style-name="gr3" draw:text-style-name="P3" draw:layer="layout" svg:x1="7.5cm" svg:y1="3.5cm" svg:x2="5cm" svg:y2="2.5cm">
          <text:p/>
        </draw:line>
        <draw:line draw:style-name="gr3" draw:text-style-name="P3" draw:layer="layout" svg:x1="11cm" svg:y1="11.5cm" svg:x2="13.5cm" svg:y2="7.5cm">
          <text:p/>
        </draw:line>
        <draw:line draw:style-name="gr3" draw:text-style-name="P3" draw:layer="layout" svg:x1="10.5cm" svg:y1="8cm" svg:x2="13.5cm" svg:y2="6.5cm">
          <text:p/>
        </draw:line>
        <draw:line draw:style-name="gr3" draw:text-style-name="P3" draw:layer="layout" svg:x1="10.5cm" svg:y1="4cm" svg:x2="13.5cm" svg:y2="5.5cm">
          <text:p/>
        </draw:line>
        <draw:line draw:style-name="gr3" draw:text-style-name="P3" draw:layer="layout" svg:x1="16cm" svg:y1="6cm" svg:x2="19cm" svg:y2="5cm">
          <text:p/>
        </draw:line>
        <draw:rect draw:style-name="gr6" draw:text-style-name="P2" draw:layer="layout" svg:width="2.5cm" svg:height="4cm" svg:x="13.5cm" svg:y="9.5cm">
          <text:p text:style-name="P1"><text:span text:style-name="T1">SEC_EN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6" draw:text-style-name="P2" draw:layer="layout" svg:width="2.5cm" svg:height="4cm" svg:x="14cm" svg:y="14.5cm">
          <text:p text:style-name="P1"><text:span text:style-name="T1">SEC_FI</text:span></text:p>
          <text:p text:style-name="P1"><text:span text:style-name="T5">sid</text:span></text:p>
          <text:p text:style-name="P1"><text:span text:style-name="T5">pid</text:span></text:p>
          <text:p text:style-name="P1"><text:span text:style-name="T5">sec</text:span></text:p>
          <text:p text:style-name="P1"><text:span text:style-name="T5">sort</text:span></text:p>
          <text:p text:style-name="P1"><text:span text:style-name="T6">cnt</text:span></text:p>
        </draw:rect>
        <draw:rect draw:style-name="gr6" draw:text-style-name="P2" draw:layer="layout" svg:width="2.5cm" svg:height="3.5cm" svg:x="10.5cm" svg:y="14.5cm">
          <text:p text:style-name="P1"><text:span text:style-name="T1">INEXIFF</text:span></text:p>
          <text:p text:style-name="P1"><text:span text:style-name="T5">aid</text:span></text:p>
          <text:p text:style-name="P1"><text:span text:style-name="T5">n</text:span></text:p>
          <text:p text:style-name="P1"><text:span text:style-name="T7">pid</text:span></text:p>
          <text:p text:style-name="P1"><text:span text:style-name="T7">sid</text:span></text:p>
        </draw:rect>
        <draw:line draw:style-name="gr7" draw:text-style-name="P3" draw:layer="layout" svg:x1="10.5cm" svg:y1="7cm" svg:x2="14.5cm" svg:y2="2cm">
          <text:p/>
        </draw:line>
        <draw:line draw:style-name="gr2" draw:text-style-name="P3" draw:layer="layout" svg:x1="14.5cm" svg:y1="2cm" svg:x2="19cm" svg:y2="4cm">
          <text:p/>
        </draw:line>
        <draw:rect draw:style-name="gr8" draw:text-style-name="P2" draw:layer="layout" svg:width="3cm" svg:height="4cm" svg:x="17cm" svg:y="6.5cm">
          <text:p text:style-name="P1"><text:span text:style-name="T1">_SECM</text:span></text:p>
          <text:p text:style-name="P1"><text:span text:style-name="T4">sid</text:span></text:p>
          <text:p text:style-name="P1"><text:span text:style-name="T5">cntdate</text:span></text:p>
          <text:p text:style-name="P1"><text:span text:style-name="T5">cntphoto</text:span></text:p>
          <text:p text:style-name="P1"><text:span text:style-name="T5">first</text:span></text:p>
          <text:p text:style-name="P1"><text:span text:style-name="T5">last</text:span></text:p>
        </draw:rect>
        <draw:rect draw:style-name="gr8" draw:text-style-name="P2" draw:layer="layout" svg:width="2cm" svg:height="2cm" svg:x="22cm" svg:y="2cm">
          <text:p text:style-name="P1"><text:span text:style-name="T1">_PRIM</text:span></text:p>
          <text:p text:style-name="P1"><text:span text:style-name="T4">pid</text:span></text:p>
          <text:p text:style-name="P1"><text:span text:style-name="T6">cntpri</text:span></text:p>
        </draw:rect>
        <draw:line draw:style-name="gr3" draw:text-style-name="P3" draw:layer="layout" svg:x1="17cm" svg:y1="7.5cm" svg:x2="16cm" svg:y2="7cm">
          <text:p/>
        </draw:line>
        <draw:line draw:style-name="gr3" draw:text-style-name="P3" draw:layer="layout" svg:x1="22cm" svg:y1="3cm" svg:x2="21cm" svg:y2="5cm">
          <text:p/>
        </draw:line>
        <draw:rect draw:style-name="gr1" draw:text-style-name="P2" draw:layer="layout" svg:width="3cm" svg:height="3cm" svg:x="25cm" svg:y="15.5cm">
          <text:p text:style-name="P1"><text:span text:style-name="T1">MCATE</text:span></text:p>
          <text:p text:style-name="P1"><text:span text:style-name="T4">cate</text:span></text:p>
          <text:p text:style-name="P1"><text:span text:style-name="T3">cate_en</text:span></text:p>
          <text:p text:style-name="P1"><text:span text:style-name="T3">cate_fi</text:span></text:p>
        </draw:rect>
        <draw:rect draw:style-name="gr1" draw:text-style-name="P2" draw:layer="layout" svg:width="2.5cm" svg:height="1.5cm" svg:x="2cm" svg:y="12.5cm">
          <text:p text:style-name="P1"><text:span text:style-name="T1">CRUN</text:span></text:p>
          <text:p text:style-name="P1"><text:span text:style-name="T4">dt</text:span></text:p>
        </draw:rect>
        <draw:rect draw:style-name="gr1" draw:text-style-name="P2" draw:layer="layout" svg:width="2.5cm" svg:height="4.5cm" svg:x="5.5cm" svg:y="12cm">
          <text:p text:style-name="P1"><text:span text:style-name="T1">CITEM</text:span></text:p>
          <text:p text:style-name="P1"><text:span text:style-name="T4">class</text:span></text:p>
          <text:p text:style-name="P1"><text:span text:style-name="T4">item</text:span></text:p>
          <text:p text:style-name="P1"><text:span text:style-name="T5">mess</text:span></text:p>
          <text:p text:style-name="P1"><text:span text:style-name="T5">pri</text:span></text:p>
          <text:p text:style-name="P1"><text:span text:style-name="T5">sec</text:span></text:p>
          <text:p text:style-name="P1"><text:span text:style-name="T5">sec2</text:span></text:p>
        </draw:rect>
        <draw:rect draw:style-name="gr1" draw:text-style-name="P2" draw:layer="layout" svg:width="3cm" svg:height="3.5cm" svg:x="2cm" svg:y="14.5cm">
          <text:p text:style-name="P1"><text:span text:style-name="T1">CCLASS</text:span></text:p>
          <text:p text:style-name="P1"><text:span text:style-name="T4">class</text:span></text:p>
          <text:p text:style-name="P1"><text:span text:style-name="T5">phase</text:span></text:p>
          <text:p text:style-name="P1"><text:span text:style-name="T5">cntitem</text:span></text:p>
          <text:p text:style-name="P1"><text:span text:style-name="T5">cntskip</text:span></text:p>
        </draw:rect>
        <draw:line draw:style-name="gr3" draw:text-style-name="P3" draw:layer="layout" svg:x1="7.5cm" svg:y1="16.5cm" svg:x2="5cm" svg:y2="17.5cm">
          <text:p/>
        </draw:line>
        <draw:rect draw:style-name="gr1" draw:text-style-name="P2" draw:layer="layout" svg:width="3cm" svg:height="2cm" svg:x="18cm" svg:y="15cm">
          <text:p text:style-name="P1"><text:span text:style-name="T1">MSKIP</text:span></text:p>
          <text:p text:style-name="P1"><text:span text:style-name="T5">mess</text:span></text:p>
        </draw:rect>
        <draw:rect draw:style-name="gr1" draw:text-style-name="P2" draw:layer="layout" svg:width="2.5cm" svg:height="3cm" svg:x="20.5cm" svg:y="6cm">
          <text:p text:style-name="P1"><text:span text:style-name="T1">MFEAT</text:span></text:p>
          <text:p text:style-name="P1"><text:span text:style-name="T4">feat</text:span></text:p>
          <text:p text:style-name="P1"><text:span text:style-name="T3">feat_en</text:span></text:p>
          <text:p text:style-name="P1"><text:span text:style-name="T3">feat_fi</text:span></text:p>
        </draw:rect>
        <draw:rect draw:style-name="gr1" draw:text-style-name="P2" draw:layer="layout" svg:width="2.5cm" svg:height="3cm" svg:x="25.5cm" svg:y="11cm">
          <text:p text:style-name="P1"><text:span text:style-name="T1">MNAT</text:span></text:p>
          <text:p text:style-name="P1"><text:span text:style-name="T4">nat</text:span></text:p>
          <text:p text:style-name="P1"><text:span text:style-name="T3">nat_en</text:span></text:p>
          <text:p text:style-name="P1"><text:span text:style-name="T3">nat_fi</text:span>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2cm" svg:x="1cm" svg:y="3.091cm" draw:page-number="1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Oletus" style:page-layout-name="PM1" draw:style-name="Mdp1">
      <draw:frame presentation:style-name="Oletus-title" draw:layer="backgroundobjects" svg:width="24.929cm" svg:height="3.172cm" svg:x="2.385cm" svg:y="1.757cm" presentation:class="title" presentation:placeholder="true">
        <draw:text-box/>
      </draw:frame>
      <draw:frame presentation:style-name="Oletus-outline1" draw:layer="backgroundobjects" svg:width="24.929cm" svg:height="12.539cm" svg:x="2.385cm" svg:y="5.446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73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x y</meta:initial-creator>
    <meta:creation-date>2010-11-02T11:19:27</meta:creation-date>
    <meta:editing-duration>PT07H51M59S</meta:editing-duration>
    <meta:editing-cycles>25</meta:editing-cycles>
    <meta:generator>OpenOffice.org/3.3$Win32 OpenOffice.org_project/330m20$Build-9567</meta:generator>
    <dc:date>2011-03-05T13:14:35</dc:date>
    <meta:printed-by>x y</meta:printed-by>
    <meta:print-date>2010-11-02T11:48:33</meta:print-date>
    <dc:description>Copyright Heikki Siltala</dc:description>
    <dc:title>Catz database schema</dc:title>
    <meta:document-statistic meta:object-count="64"/>
  </office:meta>
</office:document-meta>
</file>